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36b3e" officeooo:paragraph-rsid="00136b3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36b3e" officeooo:paragraph-rsid="00136b3e" style:font-weight-asian="bold" style:font-weight-complex="bold"/>
    </style:style>
    <style:style style:name="P3" style:family="paragraph" style:parent-style-name="Standard">
      <style:text-properties officeooo:rsid="00144ae4" officeooo:paragraph-rsid="00144ae4"/>
    </style:style>
    <style:style style:name="P4" style:family="paragraph" style:parent-style-name="Standard">
      <style:text-properties officeooo:rsid="0014f11c" officeooo:paragraph-rsid="0014f11c"/>
    </style:style>
    <style:style style:name="P5" style:family="paragraph" style:parent-style-name="Standard">
      <style:text-properties fo:font-style="normal" officeooo:rsid="0014f11c" officeooo:paragraph-rsid="0014f11c" style:font-style-asian="normal" style:font-style-complex="normal"/>
    </style:style>
    <style:style style:name="P6" style:family="paragraph" style:parent-style-name="Standard">
      <style:text-properties fo:font-style="italic" officeooo:rsid="0014f11c" officeooo:paragraph-rsid="0014f11c" style:font-style-asian="italic" style:font-style-complex="italic"/>
    </style:style>
    <style:style style:name="P7" style:family="paragraph" style:parent-style-name="Standard">
      <style:text-properties officeooo:rsid="0015b912" officeooo:paragraph-rsid="0015b912"/>
    </style:style>
    <style:style style:name="P8" style:family="paragraph" style:parent-style-name="Standard">
      <style:text-properties officeooo:rsid="0015b912" officeooo:paragraph-rsid="0015b912"/>
    </style:style>
    <style:style style:name="P9" style:family="paragraph" style:parent-style-name="Standard">
      <style:text-properties officeooo:rsid="00166626" officeooo:paragraph-rsid="00166626"/>
    </style:style>
    <style:style style:name="P10" style:family="paragraph" style:parent-style-name="Standard">
      <style:paragraph-properties fo:text-align="center" style:justify-single-word="false"/>
      <style:text-properties fo:font-style="italic" officeooo:rsid="00166626" officeooo:paragraph-rsid="00166626" style:font-style-asian="italic" style:font-style-complex="italic"/>
    </style:style>
    <style:style style:name="P11" style:family="paragraph" style:parent-style-name="Standard">
      <style:text-properties fo:font-style="italic" officeooo:rsid="00166626" officeooo:paragraph-rsid="00166626" style:font-style-asian="italic" style:font-style-complex="italic"/>
    </style:style>
    <style:style style:name="P12" style:family="paragraph" style:parent-style-name="Standard">
      <style:text-properties officeooo:rsid="00172095" officeooo:paragraph-rsid="00172095"/>
    </style:style>
    <style:style style:name="T1" style:family="text">
      <style:text-properties officeooo:rsid="0014f11c"/>
    </style:style>
    <style:style style:name="T2" style:family="text">
      <style:text-properties fo:font-style="italic" style:font-style-asian="italic" style:font-style-complex="italic"/>
    </style:style>
    <style:style style:name="T3" style:family="text">
      <style:text-properties officeooo:rsid="0015944b"/>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word FORTH</text:p>
      <text:p text:style-name="P2"/>
      <text:p text:style-name="P1">This project was prompted by the Russian quasi-FORTH. This is different to classic FORTH in that each word of memory represents a single thing. </text:p>
      <text:p text:style-name="P1"/>
      <text:p text:style-name="P3">So, in normal Forth a literal is (normally) a [literal] word followed by a word containing the value. Or a branch command has a target address or offset.</text:p>
      <text:p text:style-name="P3"/>
      <text:p text:style-name="P3">This means that you can’t decode FORTH words, because you don’t know what it represents. In this system each word represents either a literal constant or a call to another routine.</text:p>
      <text:p text:style-name="P3"/>
      <text:p text:style-name="P3">This is designed to be a portable system, <text:span text:style-name="T1">and FORTH readable, so it does not aim for any compatibility with the Russian system ; it simply borrows ideas, for example</text:span></text:p>
      <text:p text:style-name="P3"/>
      <text:p text:style-name="P4">IF 42 ECHO THEN <text:tab/><text:tab/><text:tab/><text:span text:style-name="T2">conditionally prints a start – multiple FORTH elements </text:span></text:p>
      <text:p text:style-name="P6"><text:tab/><text:tab/><text:tab/><text:tab/><text:tab/>between IF and THEN</text:p>
      <text:p text:style-name="P5">IF STAR <text:tab/><text:tab/><text:tab/><text:tab/><text:span text:style-name="T2">does the same with a helper function which is conditionally</text:span></text:p>
      <text:p text:style-name="P5">: <text:span text:style-name="T3">STAR 42 ECHO ;</text:span><text:span text:style-name="T2"><text:tab/><text:tab/><text:tab/>executed or not ; but each IF only has one command.</text:span></text:p>
      <text:p text:style-name="P3"/>
      <text:p text:style-name="P7">Encoding is very simple. </text:p>
      <text:p text:style-name="P7"/>
      <text:p text:style-name="P7">The most significant bit when set identifies it as a FORTH word. The address is that word shifted left once. When clear, its an n-1 bit signed integer, which is sign extended to n bits.</text:p>
      <text:p text:style-name="P7"/>
      <text:p text:style-name="P9">Memory is organised in words, order is not defined. This means you cannot assume that the LSB of a word is in the first byte, for example. There is a 32 word return stack and a 32 word data stack per process.</text:p>
      <text:p text:style-name="P9"><draw:frame draw:style-name="fr1" draw:name="Object1" text:anchor-type="paragraph" svg:x="14.542cm" svg:y="0.333cm" svg:width="2.26cm" svg:height="7.678cm" draw:z-index="0"><draw:object xlink:href="./Object 1" xlink:type="simple" xlink:show="embed" xlink:actuate="onLoad"/><draw:image xlink:href="./ObjectReplacements/Object 1" xlink:type="simple" xlink:show="embed" xlink:actuate="onLoad"/></draw:frame></text:p>
      <text:p text:style-name="P9">There is a core word set which can be used to boot. <text:s/>This is (at the time of writing, see words.ods) shown on the right. The remainder can be derived from it.</text:p>
      <text:p text:style-name="P9"/>
      <text:p text:style-name="P9">However, this is very inefficient. For example, dup is</text:p>
      <text:p text:style-name="P9"/>
      <text:p text:style-name="P10">__temp ! __temp @ __temp @</text:p>
      <text:p text:style-name="P11"/>
      <text:p text:style-name="P9">which is fine and works but is not going to cause an app to speed along. <text:s/></text:p>
      <text:p text:style-name="P9"/>
      <text:p text:style-name="P9">So in the file words.ods there is the real ‘core set’ which is subdivided into groups ; Group 0 is the set shown here, Group 1 , 2 and 3 are decreasingly important.</text:p>
      <text:p text:style-name="P9"/>
      <text:p text:style-name="P12">Word addresses are expected to point to machine code and not need the instruction pointer stacked. So if you want to interpret a sequence of words, the first instruction needs to vector to the interpreter, which for most new words will stack the instruction pointer, set the instruction pointer to the next word, and then jump back to the interpreter. </text:p>
      <text:p text:style-name="P12"/>
      <text:p text:style-name="P12">This entry code will vary, of course, on a Z80 one would (say) use JP (IX) as the first 2 bytes of a new word, and JP (IY) to go back to the interpreter loop.</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9:39:13.287921788</meta:creation-date>
    <dc:date>2017-08-29T12:31:56.006963161</dc:date>
    <meta:editing-duration>PT23M2S</meta:editing-duration>
    <meta:editing-cycles>7</meta:editing-cycles>
    <meta:generator>LibreOffice/5.4.0.3$Linux_X86_64 LibreOffice_project/40m0$Build-3</meta:generator>
    <meta:document-statistic meta:table-count="0" meta:image-count="0" meta:object-count="1" meta:page-count="1" meta:paragraph-count="19" meta:word-count="431" meta:character-count="2299" meta:non-whitespace-character-count="18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row table:style-name="ro1">
          <table:table-cell/>
          <table:table-cell table:style-name="Default"/>
        </table:table-row>
        <table:table-row table:style-name="ro1">
          <table:table-cell/>
          <table:table-cell office:value-type="string" calcext:value-type="string">
            <text:p>_temp</text:p>
          </table:table-cell>
        </table:table-row>
        <table:table-row table:style-name="ro1">
          <table:table-cell/>
          <table:table-cell office:value-type="string" calcext:value-type="string">
            <text:p>;</text:p>
          </table:table-cell>
        </table:table-row>
        <table:table-row table:style-name="ro1">
          <table:table-cell/>
          <table:table-cell office:value-type="string" calcext:value-type="string">
            <text:p>!</text:p>
          </table:table-cell>
        </table:table-row>
        <table:table-row table:style-name="ro1">
          <table:table-cell/>
          <table:table-cell office:value-type="string" calcext:value-type="string">
            <text:p>?exec</text:p>
          </table:table-cell>
        </table:table-row>
        <table:table-row table:style-name="ro1">
          <table:table-cell/>
          <table:table-cell office:value-type="string" calcext:value-type="string">
            <text:p>@</text:p>
          </table:table-cell>
        </table:table-row>
        <table:table-row table:style-name="ro1">
          <table:table-cell/>
          <table:table-cell office:value-type="string" calcext:value-type="string">
            <text:p>*wordsize</text:p>
          </table:table-cell>
        </table:table-row>
        <table:table-row table:style-name="ro1">
          <table:table-cell/>
          <table:table-cell office:value-type="string" calcext:value-type="string">
            <text:p>&amp;signmask</text:p>
          </table:table-cell>
        </table:table-row>
        <table:table-row table:style-name="ro1">
          <table:table-cell/>
          <table:table-cell office:value-type="string" calcext:value-type="string">
            <text:p>+</text:p>
          </table:table-cell>
        </table:table-row>
        <table:table-row table:style-name="ro1">
          <table:table-cell/>
          <table:table-cell office:value-type="string" calcext:value-type="string">
            <text:p>&gt;r</text:p>
          </table:table-cell>
        </table:table-row>
        <table:table-row table:style-name="ro1">
          <table:table-cell/>
          <table:table-cell office:value-type="string" calcext:value-type="string">
            <text:p>0=</text:p>
          </table:table-cell>
        </table:table-row>
        <table:table-row table:style-name="ro1">
          <table:table-cell/>
          <table:table-cell office:value-type="string" calcext:value-type="string">
            <text:p>2/</text:p>
          </table:table-cell>
        </table:table-row>
        <table:table-row table:style-name="ro1">
          <table:table-cell/>
          <table:table-cell office:value-type="string" calcext:value-type="string">
            <text:p>c!</text:p>
          </table:table-cell>
        </table:table-row>
        <table:table-row table:style-name="ro1">
          <table:table-cell/>
          <table:table-cell office:value-type="string" calcext:value-type="string">
            <text:p>c@</text:p>
          </table:table-cell>
        </table:table-row>
        <table:table-row table:style-name="ro1">
          <table:table-cell/>
          <table:table-cell office:value-type="string" calcext:value-type="string">
            <text:p>depth</text:p>
          </table:table-cell>
        </table:table-row>
        <table:table-row table:style-name="ro1">
          <table:table-cell/>
          <table:table-cell office:value-type="string" calcext:value-type="string">
            <text:p>nand</text:p>
          </table:table-cell>
        </table:table-row>
        <table:table-row table:style-name="ro1">
          <table:table-cell/>
          <table:table-cell office:value-type="string" calcext:value-type="string">
            <text:p>r&gt;</text:p>
          </table:table-cell>
        </table:table-row>
        <table:table-row table:style-name="ro1">
          <table:table-cell/>
          <table:table-cell office:value-type="string" calcext:value-type="string">
            <text:p>repea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9">00/00/0000</text:date>, <text:time style:data-style-name="N2" text:time-value="12:25:48.3811449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